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Helvetica1" svg:font-family="Helvetica" style:font-pitch="variable"/>
    <style:font-face style:name="Helvetica" svg:font-family="Helvetica" style:font-adornments="HPLHS" style:font-pitch="variable"/>
    <style:font-face style:name="Oldstyle Small Caps3" svg:font-family="'Oldstyle Small Caps'" style:font-pitch="variable"/>
    <style:font-face style:name="Oldstyle Small Caps2" svg:font-family="'Oldstyle Small Caps'" style:font-adornments="Corsivo" style:font-pitch="variable"/>
    <style:font-face style:name="Oldstyle Small Caps1" svg:font-family="'Oldstyle Small Caps'" style:font-adornments="Grassetto" style:font-pitch="variable"/>
    <style:font-face style:name="Oldstyle Small Caps" svg:font-family="'Oldstyle Small Caps'" style:font-adornments="HPLH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Header1" style:family="table">
      <style:table-properties style:width="18.918cm" fo:margin-left="-0.875cm" table:align="left"/>
    </style:style>
    <style:style style:name="TableHeader1.A" style:family="table-column">
      <style:table-column-properties style:column-width="2.646cm"/>
    </style:style>
    <style:style style:name="TableHeader1.B" style:family="table-column">
      <style:table-column-properties style:column-width="8.114cm"/>
    </style:style>
    <style:style style:name="TableHeader1.C" style:family="table-column">
      <style:table-column-properties style:column-width="8.158cm"/>
    </style:style>
    <style:style style:name="TableHeader1.1" style:family="table-row">
      <style:table-row-properties style:min-row-height="0.529cm"/>
    </style:style>
    <style:style style:name="TableHeader1.A1" style:family="table-cell">
      <style:table-cell-properties fo:background-color="#000000" fo:padding="0cm" fo:border="none">
        <style:background-image/>
      </style:table-cell-properties>
    </style:style>
    <style:style style:name="Tabella1" style:family="table">
      <style:table-properties style:width="18.826cm" fo:margin-left="-0.836cm" table:align="left"/>
    </style:style>
    <style:style style:name="Tabella1.A" style:family="table-column">
      <style:table-column-properties style:column-width="2.602cm"/>
    </style:style>
    <style:style style:name="Tabella1.B" style:family="table-column">
      <style:table-column-properties style:column-width="8.093cm"/>
    </style:style>
    <style:style style:name="Tabella1.C" style:family="table-column">
      <style:table-column-properties style:column-width="8.132cm"/>
    </style:style>
    <style:style style:name="Tabella1.1" style:family="table-row">
      <style:table-row-properties style:row-height="0.61cm" fo:keep-together="always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838cm" fo:keep-together="always"/>
    </style:style>
    <style:style style:name="TableHeader2" style:family="table">
      <style:table-properties style:width="18.918cm" fo:margin-left="-0.875cm" table:align="left"/>
    </style:style>
    <style:style style:name="TableHeader2.A" style:family="table-column">
      <style:table-column-properties style:column-width="2.646cm"/>
    </style:style>
    <style:style style:name="TableHeader2.B" style:family="table-column">
      <style:table-column-properties style:column-width="8.114cm"/>
    </style:style>
    <style:style style:name="TableHeader2.C" style:family="table-column">
      <style:table-column-properties style:column-width="8.158cm"/>
    </style:style>
    <style:style style:name="TableHeader2.1" style:family="table-row">
      <style:table-row-properties style:min-row-height="0.529cm"/>
    </style:style>
    <style:style style:name="TableHeader2.A1" style:family="table-cell">
      <style:table-cell-properties fo:background-color="#000000" fo:padding="0cm" fo:border="none">
        <style:background-image/>
      </style:table-cell-properties>
    </style:style>
    <style:style style:name="Tabella2" style:family="table">
      <style:table-properties style:width="18.826cm" fo:margin-left="-0.836cm" table:align="left"/>
    </style:style>
    <style:style style:name="Tabella2.A" style:family="table-column">
      <style:table-column-properties style:column-width="2.602cm"/>
    </style:style>
    <style:style style:name="Tabella2.B" style:family="table-column">
      <style:table-column-properties style:column-width="8.093cm"/>
    </style:style>
    <style:style style:name="Tabella2.C" style:family="table-column">
      <style:table-column-properties style:column-width="8.132cm"/>
    </style:style>
    <style:style style:name="Tabella2.1" style:family="table-row">
      <style:table-row-properties style:row-height="0.61cm" fo:keep-together="always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5" style:family="table-row">
      <style:table-row-properties style:min-row-height="0.838cm" fo:keep-together="always"/>
    </style:style>
    <style:style style:name="TableHeader3" style:family="table">
      <style:table-properties style:width="18.918cm" fo:margin-left="-0.875cm" table:align="left"/>
    </style:style>
    <style:style style:name="TableHeader3.A" style:family="table-column">
      <style:table-column-properties style:column-width="2.646cm"/>
    </style:style>
    <style:style style:name="TableHeader3.B" style:family="table-column">
      <style:table-column-properties style:column-width="8.114cm"/>
    </style:style>
    <style:style style:name="TableHeader3.C" style:family="table-column">
      <style:table-column-properties style:column-width="8.158cm"/>
    </style:style>
    <style:style style:name="TableHeader3.1" style:family="table-row">
      <style:table-row-properties style:min-row-height="0.529cm"/>
    </style:style>
    <style:style style:name="TableHeader3.A1" style:family="table-cell">
      <style:table-cell-properties fo:background-color="#000000" fo:padding="0cm" fo:border="none">
        <style:background-image/>
      </style:table-cell-properties>
    </style:style>
    <style:style style:name="Tabella3" style:family="table">
      <style:table-properties style:width="18.826cm" fo:margin-left="-0.836cm" table:align="left"/>
    </style:style>
    <style:style style:name="Tabella3.A" style:family="table-column">
      <style:table-column-properties style:column-width="2.602cm"/>
    </style:style>
    <style:style style:name="Tabella3.B" style:family="table-column">
      <style:table-column-properties style:column-width="8.093cm"/>
    </style:style>
    <style:style style:name="Tabella3.C" style:family="table-column">
      <style:table-column-properties style:column-width="8.132cm"/>
    </style:style>
    <style:style style:name="Tabella3.1" style:family="table-row">
      <style:table-row-properties style:row-height="0.61cm" fo:keep-together="always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C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5" style:family="table-row">
      <style:table-row-properties style:min-row-height="0.838cm" fo:keep-together="always"/>
    </style:style>
    <style:style style:name="TableHeader4" style:family="table">
      <style:table-properties style:width="18.918cm" fo:margin-left="-0.875cm" table:align="left"/>
    </style:style>
    <style:style style:name="TableHeader4.A" style:family="table-column">
      <style:table-column-properties style:column-width="2.646cm"/>
    </style:style>
    <style:style style:name="TableHeader4.B" style:family="table-column">
      <style:table-column-properties style:column-width="8.114cm"/>
    </style:style>
    <style:style style:name="TableHeader4.C" style:family="table-column">
      <style:table-column-properties style:column-width="8.158cm"/>
    </style:style>
    <style:style style:name="TableHeader4.1" style:family="table-row">
      <style:table-row-properties style:min-row-height="0.529cm"/>
    </style:style>
    <style:style style:name="TableHeader4.A1" style:family="table-cell">
      <style:table-cell-properties fo:background-color="#000000" fo:padding="0cm" fo:border="none">
        <style:background-image/>
      </style:table-cell-properties>
    </style:style>
    <style:style style:name="Tabella4" style:family="table">
      <style:table-properties style:width="18.826cm" fo:margin-left="-0.836cm" table:align="left"/>
    </style:style>
    <style:style style:name="Tabella4.A" style:family="table-column">
      <style:table-column-properties style:column-width="2.602cm"/>
    </style:style>
    <style:style style:name="Tabella4.B" style:family="table-column">
      <style:table-column-properties style:column-width="8.093cm"/>
    </style:style>
    <style:style style:name="Tabella4.C" style:family="table-column">
      <style:table-column-properties style:column-width="8.132cm"/>
    </style:style>
    <style:style style:name="Tabella4.1" style:family="table-row">
      <style:table-row-properties style:row-height="0.61cm" fo:keep-together="always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5" style:family="table-row">
      <style:table-row-properties style:min-row-height="0.838cm" fo:keep-together="always"/>
    </style:style>
    <style:style style:name="TableHeader5" style:family="table">
      <style:table-properties style:width="18.918cm" fo:margin-left="-0.875cm" table:align="left"/>
    </style:style>
    <style:style style:name="TableHeader5.A" style:family="table-column">
      <style:table-column-properties style:column-width="2.646cm"/>
    </style:style>
    <style:style style:name="TableHeader5.B" style:family="table-column">
      <style:table-column-properties style:column-width="8.114cm"/>
    </style:style>
    <style:style style:name="TableHeader5.C" style:family="table-column">
      <style:table-column-properties style:column-width="8.158cm"/>
    </style:style>
    <style:style style:name="TableHeader5.1" style:family="table-row">
      <style:table-row-properties style:min-row-height="0.529cm"/>
    </style:style>
    <style:style style:name="TableHeader5.A1" style:family="table-cell">
      <style:table-cell-properties fo:background-color="#000000" fo:padding="0cm" fo:border="none">
        <style:background-image/>
      </style:table-cell-properties>
    </style:style>
    <style:style style:name="Tabella5" style:family="table">
      <style:table-properties style:width="18.826cm" fo:margin-left="-0.836cm" table:align="left"/>
    </style:style>
    <style:style style:name="Tabella5.A" style:family="table-column">
      <style:table-column-properties style:column-width="2.602cm"/>
    </style:style>
    <style:style style:name="Tabella5.B" style:family="table-column">
      <style:table-column-properties style:column-width="8.093cm"/>
    </style:style>
    <style:style style:name="Tabella5.C" style:family="table-column">
      <style:table-column-properties style:column-width="8.132cm"/>
    </style:style>
    <style:style style:name="Tabella5.1" style:family="table-row">
      <style:table-row-properties style:row-height="0.61cm" fo:keep-together="always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5" style:family="table-row">
      <style:table-row-properties style:min-row-height="0.838cm" fo:keep-together="always"/>
    </style:style>
    <style:style style:name="P1" style:family="paragraph" style:parent-style-name="Table_20_Contents">
      <style:text-properties style:font-name="Helvetica1" fo:font-size="8pt" fo:font-weight="normal" officeooo:rsid="001ab113" officeooo:paragraph-rsid="001ab113" style:font-size-asian="8pt" style:font-weight-asian="normal" style:font-size-complex="8pt" style:font-weight-complex="normal"/>
    </style:style>
    <style:style style:name="P2" style:family="paragraph" style:parent-style-name="Table_20_Contents">
      <style:text-properties fo:font-weight="normal" style:font-weight-asian="normal" style:font-weight-complex="normal"/>
    </style:style>
    <style:style style:name="P3" style:family="paragraph" style:parent-style-name="Table_20_Heading">
      <style:text-properties fo:font-weight="normal" style:font-weight-asian="normal" style:font-weight-complex="normal"/>
    </style:style>
    <style:style style:name="P4" style:family="paragraph" style:parent-style-name="Table_20_Heading">
      <style:text-properties fo:font-weight="normal" officeooo:paragraph-rsid="002ec306" style:font-weight-asian="normal" style:font-weight-complex="normal"/>
    </style:style>
    <style:style style:name="P5" style:family="paragraph" style:parent-style-name="Standard">
      <style:text-properties style:font-name="Helvetica1" fo:font-size="8pt" fo:font-weight="normal" style:font-size-asian="8pt" style:font-weight-asian="normal" style:font-size-complex="8pt" style:font-weight-complex="normal"/>
    </style:style>
    <style:style style:name="P6" style:family="paragraph" style:parent-style-name="Standard">
      <style:text-properties style:font-name="Helvetica1" fo:font-size="8pt" fo:font-weight="normal" officeooo:rsid="001ab113" officeooo:paragraph-rsid="003209d2" style:font-size-asian="8pt" style:font-weight-asian="normal" style:font-size-complex="8pt" style:font-weight-complex="normal"/>
    </style:style>
    <style:style style:name="P7" style:family="paragraph" style:parent-style-name="Standard">
      <style:text-properties style:font-name="Helvetica1" fo:font-size="8pt" fo:font-weight="normal" officeooo:paragraph-rsid="003209d2" style:font-size-asian="8pt" style:font-weight-asian="normal" style:font-size-complex="8pt" style:font-weight-complex="normal"/>
    </style:style>
    <style:style style:name="P8" style:family="paragraph" style:parent-style-name="Standard">
      <style:text-properties style:font-name="Helvetica1" fo:font-size="8pt" fo:font-weight="normal" officeooo:paragraph-rsid="001c9f5f" style:font-size-asian="8pt" style:font-weight-asian="normal" style:font-size-complex="8pt" style:font-weight-complex="normal"/>
    </style:style>
    <style:style style:name="P9" style:family="paragraph" style:parent-style-name="Standard">
      <style:text-properties fo:font-weight="normal" style:font-weight-asian="normal" style:font-weight-complex="normal"/>
    </style:style>
    <style:style style:name="P10" style:family="paragraph">
      <style:paragraph-properties fo:text-align="start"/>
      <style:text-properties style:text-line-through-style="none" style:text-line-through-type="none" style:font-name="Helvetica" fo:font-size="8pt" fo:font-style="normal" style:text-underline-style="none" fo:font-weight="normal"/>
    </style:style>
    <style:style style:name="T1" style:family="text">
      <style:text-properties officeooo:rsid="0016c384"/>
    </style:style>
    <style:style style:name="T2" style:family="text">
      <style:text-properties fo:font-weight="bold" officeooo:rsid="0016c384" style:font-weight-asian="bold" style:font-weight-complex="bold"/>
    </style: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true" form:apply-design-mode="true">
        <form:form form:name="Formula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WEAPON.TYPE.0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WEAPON.ATK.0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WEAPON.DMG.0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WEAPON.BONUS.0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WEAPON.NOTES.0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WEAPON.TYPE.1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WEAPON.ATK.1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WEAPON.DMG.1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WEAPON.BONUS.1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WEAPON.NOTES.1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WEAPON.TYPE.2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WEAPON.ATK.2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WEAPON.DMG.2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WEAPON.BONUS.2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WEAPON.NOTES.2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WEAPON.TYPE.3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WEAPON.ATK.3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WEAPON.DMG.3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WEAPON.BONUS.3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WEAPON.NOTES.3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WEAPON.TYPE.4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WEAPON.ATK.4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WEAPON.DMG.4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WEAPON.BONUS.4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WEAPON.NOTES.4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WEAPON.TYPE.5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WEAPON.ATK.5" form:control-implementation="ooo:com.sun.star.form.component.TextField" xml:id="control27" form:id="control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WEAPON.DMG.5" form:control-implementation="ooo:com.sun.star.form.component.TextField" xml:id="control28" form:id="control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WEAPON.BONUS.5" form:control-implementation="ooo:com.sun.star.form.component.TextField" xml:id="control29" form:id="control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WEAPON.NOTES.5" form:control-implementation="ooo:com.sun.star.form.component.TextField" xml:id="control30" form:id="control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WEAPON.TYPE.6" form:control-implementation="ooo:com.sun.star.form.component.TextField" xml:id="control31" form:id="control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WEAPON.ATK.6" form:control-implementation="ooo:com.sun.star.form.component.TextField" xml:id="control32" form:id="control3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WEAPON.DMG.6" form:control-implementation="ooo:com.sun.star.form.component.TextField" xml:id="control33" form:id="control3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WEAPON.BONUS.6" form:control-implementation="ooo:com.sun.star.form.component.TextField" xml:id="control34" form:id="control3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WEAPON.NOTES.6" form:control-implementation="ooo:com.sun.star.form.component.TextField" xml:id="control35" form:id="control3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WEAPON.TYPE.7" form:control-implementation="ooo:com.sun.star.form.component.TextField" xml:id="control36" form:id="control3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WEAPON.ATK.7" form:control-implementation="ooo:com.sun.star.form.component.TextField" xml:id="control37" form:id="control3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WEAPON.DMG.7" form:control-implementation="ooo:com.sun.star.form.component.TextField" xml:id="control38" form:id="control3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WEAPON.BONUS.7" form:control-implementation="ooo:com.sun.star.form.component.TextField" xml:id="control39" form:id="control3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WEAPON.NOTES.7" form:control-implementation="ooo:com.sun.star.form.component.TextField" xml:id="control40" form:id="control4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WEAPON.TYPE.8" form:control-implementation="ooo:com.sun.star.form.component.TextField" xml:id="control41" form:id="control4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WEAPON.ATK.8" form:control-implementation="ooo:com.sun.star.form.component.TextField" xml:id="control42" form:id="control4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WEAPON.DMG.8" form:control-implementation="ooo:com.sun.star.form.component.TextField" xml:id="control43" form:id="control4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WEAPON.BONUS.8" form:control-implementation="ooo:com.sun.star.form.component.TextField" xml:id="control44" form:id="control4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WEAPON.NOTES.8" form:control-implementation="ooo:com.sun.star.form.component.TextField" xml:id="control45" form:id="control4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WEAPON.TYPE.9" form:control-implementation="ooo:com.sun.star.form.component.TextField" xml:id="control46" form:id="control4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WEAPON.ATK.9" form:control-implementation="ooo:com.sun.star.form.component.TextField" xml:id="control47" form:id="control4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WEAPON.DMG.9" form:control-implementation="ooo:com.sun.star.form.component.TextField" xml:id="control48" form:id="control4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WEAPON.BONUS.9" form:control-implementation="ooo:com.sun.star.form.component.TextField" xml:id="control49" form:id="control4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WEAPON.NOTES.9" form:control-implementation="ooo:com.sun.star.form.component.TextField" xml:id="control50" form:id="control5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Header1" table:style-name="TableHeader1">
        <table:table-column table:style-name="TableHeader1.A"/>
        <table:table-column table:style-name="TableHeader1.B"/>
        <table:table-column table:style-name="TableHeader1.C"/>
        <table:table-row table:style-name="TableHeader1.1">
          <table:table-cell table:style-name="TableHeader1.A1" office:value-type="string">
            <text:p text:style-name="P9"/>
          </table:table-cell>
          <table:table-cell table:style-name="TableHeader1.A1" office:value-type="string">
            <text:p text:style-name="P3"><text:span text:style-name="T1">Weapon </text:span></text:p>
          </table:table-cell>
          <table:table-cell table:style-name="TableHeader1.A1" office:value-type="string">
            <text:p text:style-name="P4"><text:span text:style-name="T1">Weapon </text:span></text:p>
          </table:table-cell>
        </table:table-row>
      </table:table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2"><text:span text:style-name="T1">Type</text:span> </text:p>
          </table:table-cell>
          <table:table-cell table:style-name="Tabella1.A1" office:value-type="string">
            <text:p text:style-name="P1"><draw:control text:anchor-type="as-char" svg:y="-0.66cm" draw:z-index="0" draw:name="WEAPON_TYPE" draw:style-name="gr1" draw:text-style-name="P10" svg:width="7.898cm" svg:height="0.334cm" draw:control="control1"/> </text:p>
          </table:table-cell>
          <table:table-cell table:style-name="Tabella1.C1" office:value-type="string">
            <text:p text:style-name="P6"><draw:control text:anchor-type="as-char" svg:y="-0.66cm" draw:z-index="25" draw:name="WEAPON_TYPE" draw:style-name="gr1" draw:text-style-name="P10" svg:width="7.785cm" svg:height="0.334cm" draw:control="control6"/> </text:p>
          </table:table-cell>
        </table:table-row>
        <table:table-row table:style-name="Tabella1.1">
          <table:table-cell table:style-name="Tabella1.A2" office:value-type="string">
            <text:p text:style-name="P2"><text:span text:style-name="T1">Attack Roll</text:span> </text:p>
          </table:table-cell>
          <table:table-cell table:style-name="Tabella1.A2" office:value-type="string">
            <text:p text:style-name="P5"><draw:control text:anchor-type="as-char" svg:y="-0.443cm" draw:z-index="5" draw:name="WEAPON_ATK" draw:style-name="gr1" draw:text-style-name="P10" svg:width="7.898cm" svg:height="0.414cm" draw:control="control2"/> </text:p>
          </table:table-cell>
          <table:table-cell table:style-name="Tabella1.C2" office:value-type="string">
            <text:p text:style-name="P7"><draw:control text:anchor-type="as-char" svg:y="-0.443cm" draw:z-index="30" draw:name="WEAPON_ATK" draw:style-name="gr1" draw:text-style-name="P10" svg:width="7.741cm" svg:height="0.414cm" draw:control="control7"/> </text:p>
          </table:table-cell>
        </table:table-row>
        <table:table-row table:style-name="Tabella1.1">
          <table:table-cell table:style-name="Tabella1.A2" office:value-type="string">
            <text:p text:style-name="P2"><text:span text:style-name="T1">Damage Roll</text:span> </text:p>
          </table:table-cell>
          <table:table-cell table:style-name="Tabella1.A2" office:value-type="string">
            <text:p text:style-name="P8"><draw:control text:anchor-type="as-char" draw:z-index="10" draw:name="WEAPON_DMG" draw:style-name="gr2" draw:text-style-name="P10" svg:width="7.808cm" svg:height="0.325cm" draw:control="control3"/> </text:p>
          </table:table-cell>
          <table:table-cell table:style-name="Tabella1.C2" office:value-type="string">
            <text:p text:style-name="P7"><draw:control text:anchor-type="as-char" draw:z-index="35" draw:name="WEAPON_DMG" draw:style-name="gr2" draw:text-style-name="P10" svg:width="7.718cm" svg:height="0.325cm" draw:control="control8"/> </text:p>
          </table:table-cell>
        </table:table-row>
        <table:table-row table:style-name="Tabella1.1">
          <table:table-cell table:style-name="Tabella1.A2" office:value-type="string">
            <text:p text:style-name="P2"><text:span text:style-name="T1">Bonus</text:span> </text:p>
          </table:table-cell>
          <table:table-cell table:style-name="Tabella1.A2" office:value-type="string">
            <text:p text:style-name="P8"><draw:control text:anchor-type="as-char" draw:z-index="15" draw:name="WEAPON_BONUS" draw:style-name="gr2" draw:text-style-name="P10" svg:width="7.898cm" svg:height="0.332cm" draw:control="control4"/> </text:p>
          </table:table-cell>
          <table:table-cell table:style-name="Tabella1.C2" office:value-type="string">
            <text:p text:style-name="P7"><draw:control text:anchor-type="as-char" draw:z-index="40" draw:name="WEAPON_BONUS" draw:style-name="gr2" draw:text-style-name="P10" svg:width="7.873cm" svg:height="0.332cm" draw:control="control9"/> </text:p>
          </table:table-cell>
        </table:table-row>
        <table:table-row table:style-name="Tabella1.5">
          <table:table-cell table:style-name="Tabella1.A2" office:value-type="string">
            <text:p text:style-name="P2"><text:span text:style-name="T1">Notes</text:span> </text:p>
          </table:table-cell>
          <table:table-cell table:style-name="Tabella1.A2" office:value-type="string">
            <text:p text:style-name="P8"><draw:control text:anchor-type="as-char" svg:y="-1.15cm" draw:z-index="20" draw:name="WEAPON_NOTES" draw:style-name="gr1" draw:text-style-name="P10" svg:width="7.741cm" svg:height="1.839cm" draw:control="control5"/> </text:p>
          </table:table-cell>
          <table:table-cell table:style-name="Tabella1.C2" office:value-type="string">
            <text:p text:style-name="P7"><draw:control text:anchor-type="as-char" svg:y="-1.15cm" draw:z-index="45" draw:name="WEAPON_NOTES" draw:style-name="gr1" draw:text-style-name="P10" svg:width="7.785cm" svg:height="1.839cm" draw:control="control10"/> </text:p>
          </table:table-cell>
        </table:table-row>
      </table:table>
      <table:table table:name="TableHeader2" table:style-name="TableHeader2">
        <table:table-column table:style-name="TableHeader2.A"/>
        <table:table-column table:style-name="TableHeader2.B"/>
        <table:table-column table:style-name="TableHeader2.C"/>
        <table:table-row table:style-name="TableHeader2.1">
          <table:table-cell table:style-name="TableHeader2.A1" office:value-type="string">
            <text:p text:style-name="P9"/>
          </table:table-cell>
          <table:table-cell table:style-name="TableHeader2.A1" office:value-type="string">
            <text:p text:style-name="P3"><text:span text:style-name="T1">Weapon </text:span></text:p>
          </table:table-cell>
          <table:table-cell table:style-name="TableHeader2.A1" office:value-type="string">
            <text:p text:style-name="P4"><text:span text:style-name="T1">Weapon </text:span></text:p>
          </table:table-cell>
        </table:table-row>
      </table:table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office:value-type="string">
            <text:p text:style-name="P2"><text:span text:style-name="T1">Type</text:span> </text:p>
          </table:table-cell>
          <table:table-cell table:style-name="Tabella2.A1" office:value-type="string">
            <text:p text:style-name="P1"><draw:control text:anchor-type="as-char" svg:y="-0.66cm" draw:z-index="1" draw:name="WEAPON_TYPE" draw:style-name="gr1" draw:text-style-name="P10" svg:width="7.898cm" svg:height="0.334cm" draw:control="control11"/> </text:p>
          </table:table-cell>
          <table:table-cell table:style-name="Tabella2.C1" office:value-type="string">
            <text:p text:style-name="P6"><draw:control text:anchor-type="as-char" svg:y="-0.66cm" draw:z-index="26" draw:name="WEAPON_TYPE" draw:style-name="gr1" draw:text-style-name="P10" svg:width="7.785cm" svg:height="0.334cm" draw:control="control16"/> </text:p>
          </table:table-cell>
        </table:table-row>
        <table:table-row table:style-name="Tabella2.1">
          <table:table-cell table:style-name="Tabella2.A2" office:value-type="string">
            <text:p text:style-name="P2"><text:span text:style-name="T1">Attack Roll</text:span> </text:p>
          </table:table-cell>
          <table:table-cell table:style-name="Tabella2.A2" office:value-type="string">
            <text:p text:style-name="P5"><draw:control text:anchor-type="as-char" svg:y="-0.443cm" draw:z-index="6" draw:name="WEAPON_ATK" draw:style-name="gr1" draw:text-style-name="P10" svg:width="7.898cm" svg:height="0.414cm" draw:control="control12"/> </text:p>
          </table:table-cell>
          <table:table-cell table:style-name="Tabella2.C2" office:value-type="string">
            <text:p text:style-name="P7"><draw:control text:anchor-type="as-char" svg:y="-0.443cm" draw:z-index="31" draw:name="WEAPON_ATK" draw:style-name="gr1" draw:text-style-name="P10" svg:width="7.741cm" svg:height="0.414cm" draw:control="control17"/> </text:p>
          </table:table-cell>
        </table:table-row>
        <table:table-row table:style-name="Tabella2.1">
          <table:table-cell table:style-name="Tabella2.A2" office:value-type="string">
            <text:p text:style-name="P2"><text:span text:style-name="T1">Damage Roll</text:span> </text:p>
          </table:table-cell>
          <table:table-cell table:style-name="Tabella2.A2" office:value-type="string">
            <text:p text:style-name="P8"><draw:control text:anchor-type="as-char" draw:z-index="11" draw:name="WEAPON_DMG" draw:style-name="gr2" draw:text-style-name="P10" svg:width="7.808cm" svg:height="0.325cm" draw:control="control13"/> </text:p>
          </table:table-cell>
          <table:table-cell table:style-name="Tabella2.C2" office:value-type="string">
            <text:p text:style-name="P7"><draw:control text:anchor-type="as-char" draw:z-index="36" draw:name="WEAPON_DMG" draw:style-name="gr2" draw:text-style-name="P10" svg:width="7.718cm" svg:height="0.325cm" draw:control="control18"/> </text:p>
          </table:table-cell>
        </table:table-row>
        <table:table-row table:style-name="Tabella2.1">
          <table:table-cell table:style-name="Tabella2.A2" office:value-type="string">
            <text:p text:style-name="P2"><text:span text:style-name="T1">Bonus</text:span> </text:p>
          </table:table-cell>
          <table:table-cell table:style-name="Tabella2.A2" office:value-type="string">
            <text:p text:style-name="P8"><draw:control text:anchor-type="as-char" draw:z-index="16" draw:name="WEAPON_BONUS" draw:style-name="gr2" draw:text-style-name="P10" svg:width="7.898cm" svg:height="0.332cm" draw:control="control14"/> </text:p>
          </table:table-cell>
          <table:table-cell table:style-name="Tabella2.C2" office:value-type="string">
            <text:p text:style-name="P7"><draw:control text:anchor-type="as-char" draw:z-index="41" draw:name="WEAPON_BONUS" draw:style-name="gr2" draw:text-style-name="P10" svg:width="7.873cm" svg:height="0.332cm" draw:control="control19"/> </text:p>
          </table:table-cell>
        </table:table-row>
        <table:table-row table:style-name="Tabella2.5">
          <table:table-cell table:style-name="Tabella2.A2" office:value-type="string">
            <text:p text:style-name="P2"><text:span text:style-name="T1">Notes</text:span> </text:p>
          </table:table-cell>
          <table:table-cell table:style-name="Tabella2.A2" office:value-type="string">
            <text:p text:style-name="P8"><draw:control text:anchor-type="as-char" svg:y="-1.15cm" draw:z-index="21" draw:name="WEAPON_NOTES" draw:style-name="gr1" draw:text-style-name="P10" svg:width="7.741cm" svg:height="1.839cm" draw:control="control15"/> </text:p>
          </table:table-cell>
          <table:table-cell table:style-name="Tabella2.C2" office:value-type="string">
            <text:p text:style-name="P7"><draw:control text:anchor-type="as-char" svg:y="-1.15cm" draw:z-index="46" draw:name="WEAPON_NOTES" draw:style-name="gr1" draw:text-style-name="P10" svg:width="7.785cm" svg:height="1.839cm" draw:control="control20"/> </text:p>
          </table:table-cell>
        </table:table-row>
      </table:table>
      <table:table table:name="TableHeader3" table:style-name="TableHeader3">
        <table:table-column table:style-name="TableHeader3.A"/>
        <table:table-column table:style-name="TableHeader3.B"/>
        <table:table-column table:style-name="TableHeader3.C"/>
        <table:table-row table:style-name="TableHeader3.1">
          <table:table-cell table:style-name="TableHeader3.A1" office:value-type="string">
            <text:p text:style-name="P9"/>
          </table:table-cell>
          <table:table-cell table:style-name="TableHeader3.A1" office:value-type="string">
            <text:p text:style-name="P3"><text:span text:style-name="T1">Weapon </text:span></text:p>
          </table:table-cell>
          <table:table-cell table:style-name="TableHeader3.A1" office:value-type="string">
            <text:p text:style-name="P4"><text:span text:style-name="T1">Weapon </text:span></text:p>
          </table:table-cell>
        </table:table-row>
      </table:table>
      <table:table table:name="Tabella3" table:style-name="Tabella3">
        <table:table-column table:style-name="Tabella3.A"/>
        <table:table-column table:style-name="Tabella3.B"/>
        <table:table-column table:style-name="Tabella3.C"/>
        <table:table-row table:style-name="Tabella3.1">
          <table:table-cell table:style-name="Tabella3.A1" office:value-type="string">
            <text:p text:style-name="P2"><text:span text:style-name="T1">Type</text:span> </text:p>
          </table:table-cell>
          <table:table-cell table:style-name="Tabella3.A1" office:value-type="string">
            <text:p text:style-name="P1"><draw:control text:anchor-type="as-char" svg:y="-0.66cm" draw:z-index="2" draw:name="WEAPON_TYPE" draw:style-name="gr1" draw:text-style-name="P10" svg:width="7.898cm" svg:height="0.334cm" draw:control="control21"/> </text:p>
          </table:table-cell>
          <table:table-cell table:style-name="Tabella3.C1" office:value-type="string">
            <text:p text:style-name="P6"><draw:control text:anchor-type="as-char" svg:y="-0.66cm" draw:z-index="27" draw:name="WEAPON_TYPE" draw:style-name="gr1" draw:text-style-name="P10" svg:width="7.785cm" svg:height="0.334cm" draw:control="control26"/> </text:p>
          </table:table-cell>
        </table:table-row>
        <table:table-row table:style-name="Tabella3.1">
          <table:table-cell table:style-name="Tabella3.A2" office:value-type="string">
            <text:p text:style-name="P2"><text:span text:style-name="T1">Attack Roll</text:span> </text:p>
          </table:table-cell>
          <table:table-cell table:style-name="Tabella3.A2" office:value-type="string">
            <text:p text:style-name="P5"><draw:control text:anchor-type="as-char" svg:y="-0.443cm" draw:z-index="7" draw:name="WEAPON_ATK" draw:style-name="gr1" draw:text-style-name="P10" svg:width="7.898cm" svg:height="0.414cm" draw:control="control22"/> </text:p>
          </table:table-cell>
          <table:table-cell table:style-name="Tabella3.C2" office:value-type="string">
            <text:p text:style-name="P7"><draw:control text:anchor-type="as-char" svg:y="-0.443cm" draw:z-index="32" draw:name="WEAPON_ATK" draw:style-name="gr1" draw:text-style-name="P10" svg:width="7.741cm" svg:height="0.414cm" draw:control="control27"/> </text:p>
          </table:table-cell>
        </table:table-row>
        <table:table-row table:style-name="Tabella3.1">
          <table:table-cell table:style-name="Tabella3.A2" office:value-type="string">
            <text:p text:style-name="P2"><text:span text:style-name="T1">Damage Roll</text:span> </text:p>
          </table:table-cell>
          <table:table-cell table:style-name="Tabella3.A2" office:value-type="string">
            <text:p text:style-name="P8"><draw:control text:anchor-type="as-char" draw:z-index="12" draw:name="WEAPON_DMG" draw:style-name="gr2" draw:text-style-name="P10" svg:width="7.808cm" svg:height="0.325cm" draw:control="control23"/> </text:p>
          </table:table-cell>
          <table:table-cell table:style-name="Tabella3.C2" office:value-type="string">
            <text:p text:style-name="P7"><draw:control text:anchor-type="as-char" draw:z-index="37" draw:name="WEAPON_DMG" draw:style-name="gr2" draw:text-style-name="P10" svg:width="7.718cm" svg:height="0.325cm" draw:control="control28"/> </text:p>
          </table:table-cell>
        </table:table-row>
        <table:table-row table:style-name="Tabella3.1">
          <table:table-cell table:style-name="Tabella3.A2" office:value-type="string">
            <text:p text:style-name="P2"><text:span text:style-name="T1">Bonus</text:span> </text:p>
          </table:table-cell>
          <table:table-cell table:style-name="Tabella3.A2" office:value-type="string">
            <text:p text:style-name="P8"><draw:control text:anchor-type="as-char" draw:z-index="17" draw:name="WEAPON_BONUS" draw:style-name="gr2" draw:text-style-name="P10" svg:width="7.898cm" svg:height="0.332cm" draw:control="control24"/> </text:p>
          </table:table-cell>
          <table:table-cell table:style-name="Tabella3.C2" office:value-type="string">
            <text:p text:style-name="P7"><draw:control text:anchor-type="as-char" draw:z-index="42" draw:name="WEAPON_BONUS" draw:style-name="gr2" draw:text-style-name="P10" svg:width="7.873cm" svg:height="0.332cm" draw:control="control29"/> </text:p>
          </table:table-cell>
        </table:table-row>
        <table:table-row table:style-name="Tabella3.5">
          <table:table-cell table:style-name="Tabella3.A2" office:value-type="string">
            <text:p text:style-name="P2"><text:span text:style-name="T1">Notes</text:span> </text:p>
          </table:table-cell>
          <table:table-cell table:style-name="Tabella3.A2" office:value-type="string">
            <text:p text:style-name="P8"><draw:control text:anchor-type="as-char" svg:y="-1.15cm" draw:z-index="22" draw:name="WEAPON_NOTES" draw:style-name="gr1" draw:text-style-name="P10" svg:width="7.741cm" svg:height="1.839cm" draw:control="control25"/> </text:p>
          </table:table-cell>
          <table:table-cell table:style-name="Tabella3.C2" office:value-type="string">
            <text:p text:style-name="P7"><draw:control text:anchor-type="as-char" svg:y="-1.15cm" draw:z-index="47" draw:name="WEAPON_NOTES" draw:style-name="gr1" draw:text-style-name="P10" svg:width="7.785cm" svg:height="1.839cm" draw:control="control30"/> </text:p>
          </table:table-cell>
        </table:table-row>
      </table:table>
      <table:table table:name="TableHeader4" table:style-name="TableHeader4">
        <table:table-column table:style-name="TableHeader4.A"/>
        <table:table-column table:style-name="TableHeader4.B"/>
        <table:table-column table:style-name="TableHeader4.C"/>
        <table:table-row table:style-name="TableHeader4.1">
          <table:table-cell table:style-name="TableHeader4.A1" office:value-type="string">
            <text:p text:style-name="P9"/>
          </table:table-cell>
          <table:table-cell table:style-name="TableHeader4.A1" office:value-type="string">
            <text:p text:style-name="P3"><text:span text:style-name="T1">Weapon </text:span></text:p>
          </table:table-cell>
          <table:table-cell table:style-name="TableHeader4.A1" office:value-type="string">
            <text:p text:style-name="P4"><text:span text:style-name="T1">Weapon </text:span></text:p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column table:style-name="Tabella4.C"/>
        <table:table-row table:style-name="Tabella4.1">
          <table:table-cell table:style-name="Tabella4.A1" office:value-type="string">
            <text:p text:style-name="P2"><text:span text:style-name="T1">Type</text:span> </text:p>
          </table:table-cell>
          <table:table-cell table:style-name="Tabella4.A1" office:value-type="string">
            <text:p text:style-name="P1"><draw:control text:anchor-type="as-char" svg:y="-0.66cm" draw:z-index="3" draw:name="WEAPON_TYPE" draw:style-name="gr1" draw:text-style-name="P10" svg:width="7.898cm" svg:height="0.334cm" draw:control="control31"/> </text:p>
          </table:table-cell>
          <table:table-cell table:style-name="Tabella4.C1" office:value-type="string">
            <text:p text:style-name="P6"><draw:control text:anchor-type="as-char" svg:y="-0.66cm" draw:z-index="28" draw:name="WEAPON_TYPE" draw:style-name="gr1" draw:text-style-name="P10" svg:width="7.785cm" svg:height="0.334cm" draw:control="control36"/> </text:p>
          </table:table-cell>
        </table:table-row>
        <table:table-row table:style-name="Tabella4.1">
          <table:table-cell table:style-name="Tabella4.A2" office:value-type="string">
            <text:p text:style-name="P2"><text:span text:style-name="T1">Attack Roll</text:span> </text:p>
          </table:table-cell>
          <table:table-cell table:style-name="Tabella4.A2" office:value-type="string">
            <text:p text:style-name="P5"><draw:control text:anchor-type="as-char" svg:y="-0.443cm" draw:z-index="8" draw:name="WEAPON_ATK" draw:style-name="gr1" draw:text-style-name="P10" svg:width="7.898cm" svg:height="0.414cm" draw:control="control32"/> </text:p>
          </table:table-cell>
          <table:table-cell table:style-name="Tabella4.C2" office:value-type="string">
            <text:p text:style-name="P7"><draw:control text:anchor-type="as-char" svg:y="-0.443cm" draw:z-index="33" draw:name="WEAPON_ATK" draw:style-name="gr1" draw:text-style-name="P10" svg:width="7.741cm" svg:height="0.414cm" draw:control="control37"/> </text:p>
          </table:table-cell>
        </table:table-row>
        <table:table-row table:style-name="Tabella4.1">
          <table:table-cell table:style-name="Tabella4.A2" office:value-type="string">
            <text:p text:style-name="P2"><text:span text:style-name="T1">Damage Roll</text:span> </text:p>
          </table:table-cell>
          <table:table-cell table:style-name="Tabella4.A2" office:value-type="string">
            <text:p text:style-name="P8"><draw:control text:anchor-type="as-char" draw:z-index="13" draw:name="WEAPON_DMG" draw:style-name="gr2" draw:text-style-name="P10" svg:width="7.808cm" svg:height="0.325cm" draw:control="control33"/> </text:p>
          </table:table-cell>
          <table:table-cell table:style-name="Tabella4.C2" office:value-type="string">
            <text:p text:style-name="P7"><draw:control text:anchor-type="as-char" draw:z-index="38" draw:name="WEAPON_DMG" draw:style-name="gr2" draw:text-style-name="P10" svg:width="7.718cm" svg:height="0.325cm" draw:control="control38"/> </text:p>
          </table:table-cell>
        </table:table-row>
        <table:table-row table:style-name="Tabella4.1">
          <table:table-cell table:style-name="Tabella4.A2" office:value-type="string">
            <text:p text:style-name="P2"><text:span text:style-name="T1">Bonus</text:span> </text:p>
          </table:table-cell>
          <table:table-cell table:style-name="Tabella4.A2" office:value-type="string">
            <text:p text:style-name="P8"><draw:control text:anchor-type="as-char" draw:z-index="18" draw:name="WEAPON_BONUS" draw:style-name="gr2" draw:text-style-name="P10" svg:width="7.898cm" svg:height="0.332cm" draw:control="control34"/> </text:p>
          </table:table-cell>
          <table:table-cell table:style-name="Tabella4.C2" office:value-type="string">
            <text:p text:style-name="P7"><draw:control text:anchor-type="as-char" draw:z-index="43" draw:name="WEAPON_BONUS" draw:style-name="gr2" draw:text-style-name="P10" svg:width="7.873cm" svg:height="0.332cm" draw:control="control39"/> </text:p>
          </table:table-cell>
        </table:table-row>
        <table:table-row table:style-name="Tabella4.5">
          <table:table-cell table:style-name="Tabella4.A2" office:value-type="string">
            <text:p text:style-name="P2"><text:span text:style-name="T1">Notes</text:span> </text:p>
          </table:table-cell>
          <table:table-cell table:style-name="Tabella4.A2" office:value-type="string">
            <text:p text:style-name="P8"><draw:control text:anchor-type="as-char" svg:y="-1.15cm" draw:z-index="23" draw:name="WEAPON_NOTES" draw:style-name="gr1" draw:text-style-name="P10" svg:width="7.741cm" svg:height="1.839cm" draw:control="control35"/> </text:p>
          </table:table-cell>
          <table:table-cell table:style-name="Tabella4.C2" office:value-type="string">
            <text:p text:style-name="P7"><draw:control text:anchor-type="as-char" svg:y="-1.15cm" draw:z-index="48" draw:name="WEAPON_NOTES" draw:style-name="gr1" draw:text-style-name="P10" svg:width="7.785cm" svg:height="1.839cm" draw:control="control40"/> </text:p>
          </table:table-cell>
        </table:table-row>
      </table:table>
      <table:table table:name="TableHeader5" table:style-name="TableHeader5">
        <table:table-column table:style-name="TableHeader5.A"/>
        <table:table-column table:style-name="TableHeader5.B"/>
        <table:table-column table:style-name="TableHeader5.C"/>
        <table:table-row table:style-name="TableHeader5.1">
          <table:table-cell table:style-name="TableHeader5.A1" office:value-type="string">
            <text:p text:style-name="P9"/>
          </table:table-cell>
          <table:table-cell table:style-name="TableHeader5.A1" office:value-type="string">
            <text:p text:style-name="P3"><text:span text:style-name="T1">Weapon </text:span></text:p>
          </table:table-cell>
          <table:table-cell table:style-name="TableHeader5.A1" office:value-type="string">
            <text:p text:style-name="P4"><text:span text:style-name="T1">Weapon </text:span></text:p>
          </table:table-cell>
        </table:table-row>
      </table:table>
      <table:table table:name="Tabella5" table:style-name="Tabella5">
        <table:table-column table:style-name="Tabella5.A"/>
        <table:table-column table:style-name="Tabella5.B"/>
        <table:table-column table:style-name="Tabella5.C"/>
        <table:table-row table:style-name="Tabella5.1">
          <table:table-cell table:style-name="Tabella5.A1" office:value-type="string">
            <text:p text:style-name="P2"><text:span text:style-name="T1">Type</text:span> </text:p>
          </table:table-cell>
          <table:table-cell table:style-name="Tabella5.A1" office:value-type="string">
            <text:p text:style-name="P1"><draw:control text:anchor-type="as-char" svg:y="-0.66cm" draw:z-index="4" draw:name="WEAPON_TYPE" draw:style-name="gr1" draw:text-style-name="P10" svg:width="7.898cm" svg:height="0.334cm" draw:control="control41"/> </text:p>
          </table:table-cell>
          <table:table-cell table:style-name="Tabella5.C1" office:value-type="string">
            <text:p text:style-name="P6"><draw:control text:anchor-type="as-char" svg:y="-0.66cm" draw:z-index="29" draw:name="WEAPON_TYPE" draw:style-name="gr1" draw:text-style-name="P10" svg:width="7.785cm" svg:height="0.334cm" draw:control="control46"/> </text:p>
          </table:table-cell>
        </table:table-row>
        <table:table-row table:style-name="Tabella5.1">
          <table:table-cell table:style-name="Tabella5.A2" office:value-type="string">
            <text:p text:style-name="P2"><text:span text:style-name="T1">Attack Roll</text:span> </text:p>
          </table:table-cell>
          <table:table-cell table:style-name="Tabella5.A2" office:value-type="string">
            <text:p text:style-name="P5"><draw:control text:anchor-type="as-char" svg:y="-0.443cm" draw:z-index="9" draw:name="WEAPON_ATK" draw:style-name="gr1" draw:text-style-name="P10" svg:width="7.898cm" svg:height="0.414cm" draw:control="control42"/> </text:p>
          </table:table-cell>
          <table:table-cell table:style-name="Tabella5.C2" office:value-type="string">
            <text:p text:style-name="P7"><draw:control text:anchor-type="as-char" svg:y="-0.443cm" draw:z-index="34" draw:name="WEAPON_ATK" draw:style-name="gr1" draw:text-style-name="P10" svg:width="7.741cm" svg:height="0.414cm" draw:control="control47"/> </text:p>
          </table:table-cell>
        </table:table-row>
        <table:table-row table:style-name="Tabella5.1">
          <table:table-cell table:style-name="Tabella5.A2" office:value-type="string">
            <text:p text:style-name="P2"><text:span text:style-name="T1">Damage Roll</text:span> </text:p>
          </table:table-cell>
          <table:table-cell table:style-name="Tabella5.A2" office:value-type="string">
            <text:p text:style-name="P8"><draw:control text:anchor-type="as-char" draw:z-index="14" draw:name="WEAPON_DMG" draw:style-name="gr2" draw:text-style-name="P10" svg:width="7.808cm" svg:height="0.325cm" draw:control="control43"/> </text:p>
          </table:table-cell>
          <table:table-cell table:style-name="Tabella5.C2" office:value-type="string">
            <text:p text:style-name="P7"><draw:control text:anchor-type="as-char" draw:z-index="39" draw:name="WEAPON_DMG" draw:style-name="gr2" draw:text-style-name="P10" svg:width="7.718cm" svg:height="0.325cm" draw:control="control48"/> </text:p>
          </table:table-cell>
        </table:table-row>
        <table:table-row table:style-name="Tabella5.1">
          <table:table-cell table:style-name="Tabella5.A2" office:value-type="string">
            <text:p text:style-name="P2"><text:span text:style-name="T1">Bonus</text:span> </text:p>
          </table:table-cell>
          <table:table-cell table:style-name="Tabella5.A2" office:value-type="string">
            <text:p text:style-name="P8"><draw:control text:anchor-type="as-char" draw:z-index="19" draw:name="WEAPON_BONUS" draw:style-name="gr2" draw:text-style-name="P10" svg:width="7.898cm" svg:height="0.332cm" draw:control="control44"/> </text:p>
          </table:table-cell>
          <table:table-cell table:style-name="Tabella5.C2" office:value-type="string">
            <text:p text:style-name="P7"><draw:control text:anchor-type="as-char" draw:z-index="44" draw:name="WEAPON_BONUS" draw:style-name="gr2" draw:text-style-name="P10" svg:width="7.873cm" svg:height="0.332cm" draw:control="control49"/> </text:p>
          </table:table-cell>
        </table:table-row>
        <table:table-row table:style-name="Tabella5.5">
          <table:table-cell table:style-name="Tabella5.A2" office:value-type="string">
            <text:p text:style-name="P2"><text:span text:style-name="T1">Notes</text:span> </text:p>
          </table:table-cell>
          <table:table-cell table:style-name="Tabella5.A2" office:value-type="string">
            <text:p text:style-name="P8"><draw:control text:anchor-type="as-char" svg:y="-1.15cm" draw:z-index="24" draw:name="WEAPON_NOTES" draw:style-name="gr1" draw:text-style-name="P10" svg:width="7.741cm" svg:height="1.839cm" draw:control="control45"/> </text:p>
          </table:table-cell>
          <table:table-cell table:style-name="Tabella5.C2" office:value-type="string">
            <text:p text:style-name="P7"><draw:control text:anchor-type="as-char" svg:y="-1.15cm" draw:z-index="49" draw:name="WEAPON_NOTES" draw:style-name="gr1" draw:text-style-name="P10" svg:width="7.785cm" svg:height="1.839cm" draw:control="control50"/> 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Helvetica1" svg:font-family="Helvetica" style:font-pitch="variable"/>
    <style:font-face style:name="Helvetica" svg:font-family="Helvetica" style:font-adornments="HPLHS" style:font-pitch="variable"/>
    <style:font-face style:name="Oldstyle Small Caps3" svg:font-family="'Oldstyle Small Caps'" style:font-pitch="variable"/>
    <style:font-face style:name="Oldstyle Small Caps2" svg:font-family="'Oldstyle Small Caps'" style:font-adornments="Corsivo" style:font-pitch="variable"/>
    <style:font-face style:name="Oldstyle Small Caps1" svg:font-family="'Oldstyle Small Caps'" style:font-adornments="Grassetto" style:font-pitch="variable"/>
    <style:font-face style:name="Oldstyle Small Caps" svg:font-family="'Oldstyle Small Caps'" style:font-adornments="HPLH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Helvetica" fo:font-family="Helvetica" style:font-style-name="HPLHS" style:font-pitch="variable" fo:font-size="8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Helvetica" fo:font-family="Helvetica" style:font-style-name="HPLHS" style:font-pitch="variable" fo:font-size="8pt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variant="normal" fo:text-transform="none" style:font-name="Oldstyle Small Caps3" fo:font-family="'Oldstyle Small Caps'" style:font-pitch="variable" fo:font-size="10pt" fo:font-style="normal" fo:font-weight="normal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>
        <style:drop-cap/>
      </style:paragraph-properties>
      <style:text-properties fo:font-variant="normal" fo:text-transform="none" style:font-name="Oldstyle Small Caps" fo:font-family="'Oldstyle Small Caps'" style:font-style-name="HPLHS" style:font-pitch="variable" fo:font-size="12pt" fo:font-weight="normal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9T17:54:24.59</meta:creation-date>
    <dc:date>2014-08-20T22:33:02.599000000</dc:date>
    <meta:editing-duration>PT31M5S</meta:editing-duration>
    <meta:editing-cycles>14</meta:editing-cycles>
    <meta:generator>LibreOffice/4.3.0.4$Windows_x86 LibreOffice_project/62ad5818884a2fc2e5780dd45466868d41009ec0</meta:generator>
    <meta:document-statistic meta:table-count="10" meta:image-count="0" meta:object-count="0" meta:page-count="1" meta:paragraph-count="85" meta:word-count="45" meta:character-count="325" meta:non-whitespace-character-count="230"/>
  </office:meta>
</office:document-meta>
</file>